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80" style:parent-style-name="Graphics">
      <style:graphic-properties draw:fill="none" draw:stroke="non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0" style:parent-style-name="Graphics">
      <style:graphic-properties draw:fill="none" draw:stroke="non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70" style:parent-style-name="Graphics">
      <style:graphic-properties draw:fill="none" draw:stroke="non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71" style:parent-style-name="Graphics">
      <style:graphic-properties draw:fill="none" draw:stroke="solid" svg:stroke-width="0.04167in" svg:stroke-color="#000000" svg:stroke-opacity="100%" draw:stroke-linejoin="miter" svg:stroke-linecap="square" draw:shadow="visible" draw:shadow-offset-x="0.02946in" draw:shadow-offset-y="0.02946in" draw:shadow-color="#000000" draw:shadow-opacity="43%"/>
    </style:style>
    <style:style style:family="paragraph" style:name="a7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 style:parent-style-name="Graphics">
      <style:graphic-properties draw:fill="none" draw:stroke="none"/>
    </style:style>
    <style:style style:family="graphic" style:name="a7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73" style:parent-style-name="Graphics">
      <style:graphic-properties draw:fill="none" draw:stroke="solid" svg:stroke-width="0.04167in" svg:stroke-color="#000000" svg:stroke-opacity="100%" draw:stroke-linejoin="miter" svg:stroke-linecap="square" draw:shadow="visible" draw:shadow-offset-x="0.02946in" draw:shadow-offset-y="0.02946in" draw:shadow-color="#000000" draw:shadow-opacity="43%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74" style:parent-style-name="Graphics">
      <style:graphic-properties draw:fill="none" draw:stroke="none"/>
    </style:style>
    <style:style style:family="paragraph" style:name="a7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 style:parent-style-name="Graphics">
      <style:graphic-properties draw:fill="none" draw:stroke="solid" svg:stroke-width="0.04167in" svg:stroke-color="#000000" svg:stroke-opacity="100%" draw:stroke-linejoin="miter" svg:stroke-linecap="square" draw:shadow="visible" draw:shadow-offset-x="0.02946in" draw:shadow-offset-y="0.02946in" draw:shadow-color="#000000" draw:shadow-opacity="43%"/>
    </style:style>
    <style:style style:family="graphic" style:name="a7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76" style:parent-style-name="Graphics">
      <style:graphic-properties draw:fill="none" draw:stroke="none"/>
    </style:style>
    <style:style style:family="graphic" style:name="a777" style:parent-style-name="Graphics">
      <style:graphic-properties draw:fill="none" draw:stroke="none"/>
    </style:style>
    <style:style style:family="graphic" style:name="a778" style:parent-style-name="Graphics">
      <style:graphic-properties draw:fill="none" draw:stroke="none"/>
    </style:style>
    <style:style style:family="graphic" style:name="a779" style:parent-style-name="Graphics">
      <style:graphic-properties draw:fill="none" draw:stroke="none"/>
    </style:style>
    <style:style style:family="drawing-page" style:name="a7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1" style:parent-style-name="Graphics">
      <style:graphic-properties draw:fill="none" draw:stroke="solid" svg:stroke-width="0.04167in" svg:stroke-color="#000000" svg:stroke-opacity="100%" draw:stroke-linejoin="miter" svg:stroke-linecap="square" draw:shadow="visible" draw:shadow-offset-x="0.02946in" draw:shadow-offset-y="0.02946in" draw:shadow-color="#000000" draw:shadow-opacity="43%"/>
    </style:style>
    <style:style style:family="graphic" style:name="a762" style:parent-style-name="Graphics">
      <style:graphic-properties draw:fill="none" draw:stroke="solid" svg:stroke-width="0.04167in" svg:stroke-color="#000000" svg:stroke-opacity="100%" draw:stroke-linejoin="miter" svg:stroke-linecap="square" draw:shadow="visible" draw:shadow-offset-x="0.02946in" draw:shadow-offset-y="0.02946in" draw:shadow-color="#000000" draw:shadow-opacity="43%"/>
    </style:style>
    <style:style style:family="graphic" style:name="a763" style:parent-style-name="Graphics">
      <style:graphic-properties draw:fill="none" draw:stroke="none"/>
    </style:style>
    <style:style style:family="graphic" style:name="a764" style:parent-style-name="Graphics">
      <style:graphic-properties draw:fill="none" draw:stroke="solid" svg:stroke-width="0.04167in" svg:stroke-color="#000000" svg:stroke-opacity="100%" draw:stroke-linejoin="miter" svg:stroke-linecap="square" draw:shadow="visible" draw:shadow-offset-x="0.02946in" draw:shadow-offset-y="0.02946in" draw:shadow-color="#000000" draw:shadow-opacity="43%"/>
    </style:style>
    <style:style style:family="drawing-page" style:name="a7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5" style:parent-style-name="Graphics">
      <style:graphic-properties draw:fill="none" draw:stroke="none"/>
    </style:style>
    <style:style style:family="presentation" style:name="a7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66" style:parent-style-name="Graphics">
      <style:graphic-properties draw:fill="none" draw:stroke="solid" svg:stroke-width="0.04167in" svg:stroke-color="#000000" svg:stroke-opacity="100%" draw:stroke-linejoin="miter" svg:stroke-linecap="square" draw:shadow="visible" draw:shadow-offset-x="0.02946in" draw:shadow-offset-y="0.02946in" draw:shadow-color="#000000" draw:shadow-opacity="43%"/>
    </style:style>
    <style:style style:family="graphic" style:name="a767" style:parent-style-name="Graphics">
      <style:graphic-properties draw:fill="none" draw:stroke="solid" svg:stroke-width="0.04167in" svg:stroke-color="#000000" svg:stroke-opacity="100%" draw:stroke-linejoin="miter" svg:stroke-linecap="square" draw:shadow="visible" draw:shadow-offset-x="0.02946in" draw:shadow-offset-y="0.02946in" draw:shadow-color="#000000" draw:shadow-opacity="43%"/>
    </style:style>
    <style:style style:family="graphic" style:name="a768" style:parent-style-name="Graphics">
      <style:graphic-properties draw:fill="none" draw:stroke="solid" svg:stroke-width="0.04167in" svg:stroke-color="#000000" svg:stroke-opacity="100%" draw:stroke-linejoin="miter" svg:stroke-linecap="square" draw:shadow="visible" draw:shadow-offset-x="0.02946in" draw:shadow-offset-y="0.02946in" draw:shadow-color="#000000" draw:shadow-opacity="43%"/>
    </style:style>
    <style:style style:family="graphic" style:name="a769" style:parent-style-name="Graphics">
      <style:graphic-properties draw:fill="none" draw:stroke="solid" svg:stroke-width="0.04167in" svg:stroke-color="#000000" svg:stroke-opacity="100%" draw:stroke-linejoin="miter" svg:stroke-linecap="square" draw:shadow="visible" draw:shadow-offset-x="0.02946in" draw:shadow-offset-y="0.02946in" draw:shadow-color="#000000" draw:shadow-opacity="43%"/>
    </style:style>
    <style:style style:family="graphic" style:name="a7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54">
      <style:graphic-properties draw:fill="none" draw:stroke="solid" svg:stroke-width="0.01389in" svg:stroke-color="#000000" svg:stroke-opacity="100%"/>
    </style:style>
  </office:automatic-styles>
  <office:body>
    <office:presentation>
      <draw:page draw:name="Slide1" draw:style-name="a728" draw:master-page-name="Master1-Layout1-title-Diapositive-de-titre" presentation:presentation-page-layout-name="Master1-PPL1" draw:id="Slide-256">
        <draw:frame draw:id="id69" presentation:style-name="a729" draw:name="Titre 1" svg:x="1.66667in" svg:y="1.22743in" svg:width="10in" svg:height="2.61111in" presentation:class="title" presentation:placeholder="true">
          <draw:text-box/>
          <svg:title/>
          <svg:desc/>
        </draw:frame>
        <draw:frame draw:id="id70" draw:style-name="a730" draw:name="Image 9" svg:x="0in" svg:y="0.41667in" svg:width="13.33333in" svg:height="6.66667in" style:rel-width="scale" style:rel-height="scale">
          <draw:image xlink:href="media/image1.png" xlink:type="simple" xlink:show="embed" xlink:actuate="onLoad"/>
          <svg:title/>
          <svg:desc>Une image contenant texte, diagramme, capture d’écran, carte

Description générée automatiquement</svg:desc>
        </draw:frame>
        <draw:custom-shape svg:x="3.51762in" svg:y="0.52667in" svg:width="0.26854in" svg:height="4.97333in" draw:id="id71" draw:style-name="a733" draw:name="Accolade ouvrante 5">
          <svg:title/>
          <svg:desc/>
          <text:p text:style-name="a732" text:class-names="" text:cond-style-name=""><text:span text:style-name="a731" text:class-names=""/></text:p>
          <draw:enhanced-geometry xmlns:dr3d="urn:oasis:names:tc:opendocument:xmlns:dr3d:1.0" draw:path-stretchpoint-x="21600" draw:path-stretchpoint-y="21600" draw:type="non-primitive" svg:viewBox="0 0 21600 21600" draw:enhanced-path="S M ?f20 ?f21 A ?f89 ?f90 ?f91 ?f92 ?f20 ?f21 ?f86 ?f88  W ?f93 ?f94 ?f95 ?f96 ?f20 ?f21 ?f86 ?f88 L ?f27 ?f42 A ?f136 ?f137 ?f138 ?f139 ?f27 ?f42 ?f133 ?f135  W ?f140 ?f141 ?f142 ?f143 ?f27 ?f42 ?f133 ?f135 A ?f166 ?f167 ?f168 ?f169 ?f133 ?f135 ?f163 ?f165  W ?f170 ?f171 ?f172 ?f173 ?f133 ?f135 ?f163 ?f165 L ?f27 ?f32 A ?f209 ?f210 ?f211 ?f212 ?f27 ?f32 ?f206 ?f208  W ?f213 ?f214 ?f215 ?f216 ?f27 ?f32 ?f206 ?f208 Z N F M ?f20 ?f21 A ?f89 ?f90 ?f91 ?f92 ?f20 ?f21 ?f86 ?f88  W ?f93 ?f94 ?f95 ?f96 ?f20 ?f21 ?f86 ?f88 L ?f27 ?f42 A ?f136 ?f137 ?f138 ?f139 ?f27 ?f42 ?f133 ?f135  W ?f140 ?f141 ?f142 ?f143 ?f27 ?f42 ?f133 ?f135 A ?f166 ?f167 ?f168 ?f169 ?f133 ?f135 ?f163 ?f165  W ?f170 ?f171 ?f172 ?f173 ?f133 ?f135 ?f163 ?f165 L ?f27 ?f32 A ?f209 ?f210 ?f211 ?f212 ?f27 ?f32 ?f206 ?f208  W ?f213 ?f214 ?f215 ?f216 ?f27 ?f32 ?f206 ?f208 N" draw:text-areas="?f46 ?f47 ?f20 ?f49" draw:glue-points="?f20 ?f10 ?f10 ?f29 ?f20 ?f21" draw:glue-point-leaving-directions="-180, -270, -360" draw:modifiers="0 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74627"/>
            <draw:equation draw:name="f13" draw:formula="56702"/>
            <draw:equation draw:name="f14" draw:formula="2700000 + ?f1"/>
            <draw:equation draw:name="f15" draw:formula="?f7 / 21600"/>
            <draw:equation draw:name="f16" draw:formula="?f6 / 21600"/>
            <draw:equation draw:name="f17" draw:formula="21600 * ?f7"/>
            <draw:equation draw:name="f18" draw:formula="21600 * ?f6"/>
            <draw:equation draw:name="f19" draw:formula="min(?f16, ?f15)"/>
            <draw:equation draw:name="f20" draw:formula="?f17 / ?f8"/>
            <draw:equation draw:name="f21" draw:formula="?f18 / ?f8"/>
            <draw:equation draw:name="f22" draw:formula="?f21 - ?f10"/>
            <draw:equation draw:name="f23" draw:formula="?f20 - ?f10"/>
            <draw:equation draw:name="f24" draw:formula="?f23 / 2"/>
            <draw:equation draw:name="f25" draw:formula="min(?f23, ?f22)"/>
            <draw:equation draw:name="f26" draw:formula="?f22 * ?f13"/>
            <draw:equation draw:name="f27" draw:formula="?f10 + ?f24"/>
            <draw:equation draw:name="f28" draw:formula="?f25 * ?f12"/>
            <draw:equation draw:name="f29" draw:formula="?f26 / 100000"/>
            <draw:equation draw:name="f30" draw:formula="?f14 - ?f1"/>
            <draw:equation draw:name="f31" draw:formula="?f24 * ?f19"/>
            <draw:equation draw:name="f32" draw:formula="?f28 / 100000"/>
            <draw:equation draw:name="f33" draw:formula="?f30 + ?f1"/>
            <draw:equation draw:name="f34" draw:formula="?f33 * ?f9 / ?f0"/>
            <draw:equation draw:name="f35" draw:formula="0 - ?f34"/>
            <draw:equation draw:name="f36" draw:formula="sin(?f35)"/>
            <draw:equation draw:name="f37" draw:formula="0 - ?f36"/>
            <draw:equation draw:name="f38" draw:formula="?f37"/>
            <draw:equation draw:name="f39" draw:formula="cos(?f35)"/>
            <draw:equation draw:name="f40" draw:formula="0 - ?f39"/>
            <draw:equation draw:name="f41" draw:formula="?f40"/>
            <draw:equation draw:name="f42" draw:formula="?f29 + ?f32"/>
            <draw:equation draw:name="f43" draw:formula="?f32 * ?f19"/>
            <draw:equation draw:name="f44" draw:formula="?f38 * ?f24"/>
            <draw:equation draw:name="f45" draw:formula="?f41 * ?f32"/>
            <draw:equation draw:name="f46" draw:formula="?f20 - ?f44"/>
            <draw:equation draw:name="f47" draw:formula="?f32 - ?f45"/>
            <draw:equation draw:name="f48" draw:formula="?f21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43"/>
            <draw:equation draw:name="f64" draw:formula="sqrt(?f60 * ?f60 + ?f63 * ?f63 + 0 * 0)"/>
            <draw:equation draw:name="f65" draw:formula="?f31 * ?f43 / ?f64"/>
            <draw:equation draw:name="f66" draw:formula="?f62 * ?f65"/>
            <draw:equation draw:name="f67" draw:formula="?f20 - ?f66"/>
            <draw:equation draw:name="f68" draw:formula="?f59 * ?f65"/>
            <draw:equation draw:name="f69" draw:formula="?f21 - ?f68"/>
            <draw:equation draw:name="f70" draw:formula="?f67 - ?f31"/>
            <draw:equation draw:name="f71" draw:formula="?f69 - ?f43"/>
            <draw:equation draw:name="f72" draw:formula="?f67 + ?f31"/>
            <draw:equation draw:name="f73" draw:formula="?f69 + ?f43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43"/>
            <draw:equation draw:name="f83" draw:formula="sqrt(?f79 * ?f79 + ?f82 * ?f82 + 0 * 0)"/>
            <draw:equation draw:name="f84" draw:formula="?f31 * ?f43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0, ?f70)"/>
            <draw:equation draw:name="f90" draw:formula="if(?f53, ?f21, ?f71)"/>
            <draw:equation draw:name="f91" draw:formula="if(?f53, ?f20, ?f72)"/>
            <draw:equation draw:name="f92" draw:formula="if(?f53, ?f21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43"/>
            <draw:equation draw:name="f111" draw:formula="sqrt(?f107 * ?f107 + ?f110 * ?f110 + 0 * 0)"/>
            <draw:equation draw:name="f112" draw:formula="?f31 * ?f43 / ?f111"/>
            <draw:equation draw:name="f113" draw:formula="?f109 * ?f112"/>
            <draw:equation draw:name="f114" draw:formula="?f27 - ?f113"/>
            <draw:equation draw:name="f115" draw:formula="?f106 * ?f112"/>
            <draw:equation draw:name="f116" draw:formula="?f42 - ?f115"/>
            <draw:equation draw:name="f117" draw:formula="?f114 - ?f31"/>
            <draw:equation draw:name="f118" draw:formula="?f116 - ?f43"/>
            <draw:equation draw:name="f119" draw:formula="?f114 + ?f31"/>
            <draw:equation draw:name="f120" draw:formula="?f116 + ?f43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43"/>
            <draw:equation draw:name="f130" draw:formula="sqrt(?f126 * ?f126 + ?f129 * ?f129 + 0 * 0)"/>
            <draw:equation draw:name="f131" draw:formula="?f31 * ?f43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7, ?f117)"/>
            <draw:equation draw:name="f137" draw:formula="if(?f100, ?f42, ?f118)"/>
            <draw:equation draw:name="f138" draw:formula="if(?f100, ?f27, ?f119)"/>
            <draw:equation draw:name="f139" draw:formula="if(?f100, ?f42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43"/>
            <draw:equation draw:name="f149" draw:formula="?f145 + ?f31"/>
            <draw:equation draw:name="f150" draw:formula="?f146 + ?f43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43"/>
            <draw:equation draw:name="f160" draw:formula="sqrt(?f156 * ?f156 + ?f159 * ?f159 + 0 * 0)"/>
            <draw:equation draw:name="f161" draw:formula="?f31 * ?f43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43"/>
            <draw:equation draw:name="f184" draw:formula="sqrt(?f180 * ?f180 + ?f183 * ?f183 + 0 * 0)"/>
            <draw:equation draw:name="f185" draw:formula="?f31 * ?f43 / ?f184"/>
            <draw:equation draw:name="f186" draw:formula="?f182 * ?f185"/>
            <draw:equation draw:name="f187" draw:formula="?f27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43"/>
            <draw:equation draw:name="f192" draw:formula="?f187 + ?f31"/>
            <draw:equation draw:name="f193" draw:formula="?f189 + ?f43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43"/>
            <draw:equation draw:name="f203" draw:formula="sqrt(?f199 * ?f199 + ?f202 * ?f202 + 0 * 0)"/>
            <draw:equation draw:name="f204" draw:formula="?f31 * ?f43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7, ?f190)"/>
            <draw:equation draw:name="f210" draw:formula="if(?f53, ?f32, ?f191)"/>
            <draw:equation draw:name="f211" draw:formula="if(?f53, ?f27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custom-shape svg:x="6.84136in" svg:y="0.52667in" svg:width="0.34694in" svg:height="3.61333in" draw:id="id72" draw:style-name="a736" draw:name="Accolade ouvrante 6">
          <svg:title/>
          <svg:desc/>
          <text:p text:style-name="a735" text:class-names="" text:cond-style-name=""><text:span text:style-name="a734" text:class-names=""/></text:p>
          <draw:enhanced-geometry xmlns:dr3d="urn:oasis:names:tc:opendocument:xmlns:dr3d:1.0" draw:path-stretchpoint-x="21600" draw:path-stretchpoint-y="21600" draw:type="non-primitive" svg:viewBox="0 0 21600 21600" draw:enhanced-path="S M ?f20 ?f21 A ?f89 ?f90 ?f91 ?f92 ?f20 ?f21 ?f86 ?f88  W ?f93 ?f94 ?f95 ?f96 ?f20 ?f21 ?f86 ?f88 L ?f27 ?f42 A ?f136 ?f137 ?f138 ?f139 ?f27 ?f42 ?f133 ?f135  W ?f140 ?f141 ?f142 ?f143 ?f27 ?f42 ?f133 ?f135 A ?f166 ?f167 ?f168 ?f169 ?f133 ?f135 ?f163 ?f165  W ?f170 ?f171 ?f172 ?f173 ?f133 ?f135 ?f163 ?f165 L ?f27 ?f32 A ?f209 ?f210 ?f211 ?f212 ?f27 ?f32 ?f206 ?f208  W ?f213 ?f214 ?f215 ?f216 ?f27 ?f32 ?f206 ?f208 Z N F M ?f20 ?f21 A ?f89 ?f90 ?f91 ?f92 ?f20 ?f21 ?f86 ?f88  W ?f93 ?f94 ?f95 ?f96 ?f20 ?f21 ?f86 ?f88 L ?f27 ?f42 A ?f136 ?f137 ?f138 ?f139 ?f27 ?f42 ?f133 ?f135  W ?f140 ?f141 ?f142 ?f143 ?f27 ?f42 ?f133 ?f135 A ?f166 ?f167 ?f168 ?f169 ?f133 ?f135 ?f163 ?f165  W ?f170 ?f171 ?f172 ?f173 ?f133 ?f135 ?f163 ?f165 L ?f27 ?f32 A ?f209 ?f210 ?f211 ?f212 ?f27 ?f32 ?f206 ?f208  W ?f213 ?f214 ?f215 ?f216 ?f27 ?f32 ?f206 ?f208 N" draw:text-areas="?f46 ?f47 ?f20 ?f49" draw:glue-points="?f20 ?f10 ?f10 ?f29 ?f20 ?f21" draw:glue-point-leaving-directions="-180, -270, -360" draw:modifiers="0 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74627"/>
            <draw:equation draw:name="f13" draw:formula="43465"/>
            <draw:equation draw:name="f14" draw:formula="2700000 + ?f1"/>
            <draw:equation draw:name="f15" draw:formula="?f7 / 21600"/>
            <draw:equation draw:name="f16" draw:formula="?f6 / 21600"/>
            <draw:equation draw:name="f17" draw:formula="21600 * ?f7"/>
            <draw:equation draw:name="f18" draw:formula="21600 * ?f6"/>
            <draw:equation draw:name="f19" draw:formula="min(?f16, ?f15)"/>
            <draw:equation draw:name="f20" draw:formula="?f17 / ?f8"/>
            <draw:equation draw:name="f21" draw:formula="?f18 / ?f8"/>
            <draw:equation draw:name="f22" draw:formula="?f21 - ?f10"/>
            <draw:equation draw:name="f23" draw:formula="?f20 - ?f10"/>
            <draw:equation draw:name="f24" draw:formula="?f23 / 2"/>
            <draw:equation draw:name="f25" draw:formula="min(?f23, ?f22)"/>
            <draw:equation draw:name="f26" draw:formula="?f22 * ?f13"/>
            <draw:equation draw:name="f27" draw:formula="?f10 + ?f24"/>
            <draw:equation draw:name="f28" draw:formula="?f25 * ?f12"/>
            <draw:equation draw:name="f29" draw:formula="?f26 / 100000"/>
            <draw:equation draw:name="f30" draw:formula="?f14 - ?f1"/>
            <draw:equation draw:name="f31" draw:formula="?f24 * ?f19"/>
            <draw:equation draw:name="f32" draw:formula="?f28 / 100000"/>
            <draw:equation draw:name="f33" draw:formula="?f30 + ?f1"/>
            <draw:equation draw:name="f34" draw:formula="?f33 * ?f9 / ?f0"/>
            <draw:equation draw:name="f35" draw:formula="0 - ?f34"/>
            <draw:equation draw:name="f36" draw:formula="sin(?f35)"/>
            <draw:equation draw:name="f37" draw:formula="0 - ?f36"/>
            <draw:equation draw:name="f38" draw:formula="?f37"/>
            <draw:equation draw:name="f39" draw:formula="cos(?f35)"/>
            <draw:equation draw:name="f40" draw:formula="0 - ?f39"/>
            <draw:equation draw:name="f41" draw:formula="?f40"/>
            <draw:equation draw:name="f42" draw:formula="?f29 + ?f32"/>
            <draw:equation draw:name="f43" draw:formula="?f32 * ?f19"/>
            <draw:equation draw:name="f44" draw:formula="?f38 * ?f24"/>
            <draw:equation draw:name="f45" draw:formula="?f41 * ?f32"/>
            <draw:equation draw:name="f46" draw:formula="?f20 - ?f44"/>
            <draw:equation draw:name="f47" draw:formula="?f32 - ?f45"/>
            <draw:equation draw:name="f48" draw:formula="?f21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43"/>
            <draw:equation draw:name="f64" draw:formula="sqrt(?f60 * ?f60 + ?f63 * ?f63 + 0 * 0)"/>
            <draw:equation draw:name="f65" draw:formula="?f31 * ?f43 / ?f64"/>
            <draw:equation draw:name="f66" draw:formula="?f62 * ?f65"/>
            <draw:equation draw:name="f67" draw:formula="?f20 - ?f66"/>
            <draw:equation draw:name="f68" draw:formula="?f59 * ?f65"/>
            <draw:equation draw:name="f69" draw:formula="?f21 - ?f68"/>
            <draw:equation draw:name="f70" draw:formula="?f67 - ?f31"/>
            <draw:equation draw:name="f71" draw:formula="?f69 - ?f43"/>
            <draw:equation draw:name="f72" draw:formula="?f67 + ?f31"/>
            <draw:equation draw:name="f73" draw:formula="?f69 + ?f43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43"/>
            <draw:equation draw:name="f83" draw:formula="sqrt(?f79 * ?f79 + ?f82 * ?f82 + 0 * 0)"/>
            <draw:equation draw:name="f84" draw:formula="?f31 * ?f43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0, ?f70)"/>
            <draw:equation draw:name="f90" draw:formula="if(?f53, ?f21, ?f71)"/>
            <draw:equation draw:name="f91" draw:formula="if(?f53, ?f20, ?f72)"/>
            <draw:equation draw:name="f92" draw:formula="if(?f53, ?f21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43"/>
            <draw:equation draw:name="f111" draw:formula="sqrt(?f107 * ?f107 + ?f110 * ?f110 + 0 * 0)"/>
            <draw:equation draw:name="f112" draw:formula="?f31 * ?f43 / ?f111"/>
            <draw:equation draw:name="f113" draw:formula="?f109 * ?f112"/>
            <draw:equation draw:name="f114" draw:formula="?f27 - ?f113"/>
            <draw:equation draw:name="f115" draw:formula="?f106 * ?f112"/>
            <draw:equation draw:name="f116" draw:formula="?f42 - ?f115"/>
            <draw:equation draw:name="f117" draw:formula="?f114 - ?f31"/>
            <draw:equation draw:name="f118" draw:formula="?f116 - ?f43"/>
            <draw:equation draw:name="f119" draw:formula="?f114 + ?f31"/>
            <draw:equation draw:name="f120" draw:formula="?f116 + ?f43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43"/>
            <draw:equation draw:name="f130" draw:formula="sqrt(?f126 * ?f126 + ?f129 * ?f129 + 0 * 0)"/>
            <draw:equation draw:name="f131" draw:formula="?f31 * ?f43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7, ?f117)"/>
            <draw:equation draw:name="f137" draw:formula="if(?f100, ?f42, ?f118)"/>
            <draw:equation draw:name="f138" draw:formula="if(?f100, ?f27, ?f119)"/>
            <draw:equation draw:name="f139" draw:formula="if(?f100, ?f42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43"/>
            <draw:equation draw:name="f149" draw:formula="?f145 + ?f31"/>
            <draw:equation draw:name="f150" draw:formula="?f146 + ?f43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43"/>
            <draw:equation draw:name="f160" draw:formula="sqrt(?f156 * ?f156 + ?f159 * ?f159 + 0 * 0)"/>
            <draw:equation draw:name="f161" draw:formula="?f31 * ?f43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43"/>
            <draw:equation draw:name="f184" draw:formula="sqrt(?f180 * ?f180 + ?f183 * ?f183 + 0 * 0)"/>
            <draw:equation draw:name="f185" draw:formula="?f31 * ?f43 / ?f184"/>
            <draw:equation draw:name="f186" draw:formula="?f182 * ?f185"/>
            <draw:equation draw:name="f187" draw:formula="?f27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43"/>
            <draw:equation draw:name="f192" draw:formula="?f187 + ?f31"/>
            <draw:equation draw:name="f193" draw:formula="?f189 + ?f43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43"/>
            <draw:equation draw:name="f203" draw:formula="sqrt(?f199 * ?f199 + ?f202 * ?f202 + 0 * 0)"/>
            <draw:equation draw:name="f204" draw:formula="?f31 * ?f43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7, ?f190)"/>
            <draw:equation draw:name="f210" draw:formula="if(?f53, ?f32, ?f191)"/>
            <draw:equation draw:name="f211" draw:formula="if(?f53, ?f27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custom-shape svg:x="9.54718in" svg:y="0.41167in" svg:width="0.34694in" svg:height="6.42833in" draw:id="id73" draw:style-name="a739" draw:name="Accolade ouvrante 7">
          <svg:title/>
          <svg:desc/>
          <text:p text:style-name="a738" text:class-names="" text:cond-style-name=""><text:span text:style-name="a737" text:class-names=""/></text:p>
          <draw:enhanced-geometry xmlns:dr3d="urn:oasis:names:tc:opendocument:xmlns:dr3d:1.0" draw:path-stretchpoint-x="21600" draw:path-stretchpoint-y="21600" draw:type="non-primitive" svg:viewBox="0 0 21600 21600" draw:enhanced-path="S M ?f20 ?f21 A ?f89 ?f90 ?f91 ?f92 ?f20 ?f21 ?f86 ?f88  W ?f93 ?f94 ?f95 ?f96 ?f20 ?f21 ?f86 ?f88 L ?f27 ?f42 A ?f136 ?f137 ?f138 ?f139 ?f27 ?f42 ?f133 ?f135  W ?f140 ?f141 ?f142 ?f143 ?f27 ?f42 ?f133 ?f135 A ?f166 ?f167 ?f168 ?f169 ?f133 ?f135 ?f163 ?f165  W ?f170 ?f171 ?f172 ?f173 ?f133 ?f135 ?f163 ?f165 L ?f27 ?f32 A ?f209 ?f210 ?f211 ?f212 ?f27 ?f32 ?f206 ?f208  W ?f213 ?f214 ?f215 ?f216 ?f27 ?f32 ?f206 ?f208 Z N F M ?f20 ?f21 A ?f89 ?f90 ?f91 ?f92 ?f20 ?f21 ?f86 ?f88  W ?f93 ?f94 ?f95 ?f96 ?f20 ?f21 ?f86 ?f88 L ?f27 ?f42 A ?f136 ?f137 ?f138 ?f139 ?f27 ?f42 ?f133 ?f135  W ?f140 ?f141 ?f142 ?f143 ?f27 ?f42 ?f133 ?f135 A ?f166 ?f167 ?f168 ?f169 ?f133 ?f135 ?f163 ?f165  W ?f170 ?f171 ?f172 ?f173 ?f133 ?f135 ?f163 ?f165 L ?f27 ?f32 A ?f209 ?f210 ?f211 ?f212 ?f27 ?f32 ?f206 ?f208  W ?f213 ?f214 ?f215 ?f216 ?f27 ?f32 ?f206 ?f208 N" draw:text-areas="?f46 ?f47 ?f20 ?f49" draw:glue-points="?f20 ?f10 ?f10 ?f29 ?f20 ?f21" draw:glue-point-leaving-directions="-180, -270, -360" draw:modifiers="0 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74627"/>
            <draw:equation draw:name="f13" draw:formula="48723"/>
            <draw:equation draw:name="f14" draw:formula="2700000 + ?f1"/>
            <draw:equation draw:name="f15" draw:formula="?f7 / 21600"/>
            <draw:equation draw:name="f16" draw:formula="?f6 / 21600"/>
            <draw:equation draw:name="f17" draw:formula="21600 * ?f7"/>
            <draw:equation draw:name="f18" draw:formula="21600 * ?f6"/>
            <draw:equation draw:name="f19" draw:formula="min(?f16, ?f15)"/>
            <draw:equation draw:name="f20" draw:formula="?f17 / ?f8"/>
            <draw:equation draw:name="f21" draw:formula="?f18 / ?f8"/>
            <draw:equation draw:name="f22" draw:formula="?f21 - ?f10"/>
            <draw:equation draw:name="f23" draw:formula="?f20 - ?f10"/>
            <draw:equation draw:name="f24" draw:formula="?f23 / 2"/>
            <draw:equation draw:name="f25" draw:formula="min(?f23, ?f22)"/>
            <draw:equation draw:name="f26" draw:formula="?f22 * ?f13"/>
            <draw:equation draw:name="f27" draw:formula="?f10 + ?f24"/>
            <draw:equation draw:name="f28" draw:formula="?f25 * ?f12"/>
            <draw:equation draw:name="f29" draw:formula="?f26 / 100000"/>
            <draw:equation draw:name="f30" draw:formula="?f14 - ?f1"/>
            <draw:equation draw:name="f31" draw:formula="?f24 * ?f19"/>
            <draw:equation draw:name="f32" draw:formula="?f28 / 100000"/>
            <draw:equation draw:name="f33" draw:formula="?f30 + ?f1"/>
            <draw:equation draw:name="f34" draw:formula="?f33 * ?f9 / ?f0"/>
            <draw:equation draw:name="f35" draw:formula="0 - ?f34"/>
            <draw:equation draw:name="f36" draw:formula="sin(?f35)"/>
            <draw:equation draw:name="f37" draw:formula="0 - ?f36"/>
            <draw:equation draw:name="f38" draw:formula="?f37"/>
            <draw:equation draw:name="f39" draw:formula="cos(?f35)"/>
            <draw:equation draw:name="f40" draw:formula="0 - ?f39"/>
            <draw:equation draw:name="f41" draw:formula="?f40"/>
            <draw:equation draw:name="f42" draw:formula="?f29 + ?f32"/>
            <draw:equation draw:name="f43" draw:formula="?f32 * ?f19"/>
            <draw:equation draw:name="f44" draw:formula="?f38 * ?f24"/>
            <draw:equation draw:name="f45" draw:formula="?f41 * ?f32"/>
            <draw:equation draw:name="f46" draw:formula="?f20 - ?f44"/>
            <draw:equation draw:name="f47" draw:formula="?f32 - ?f45"/>
            <draw:equation draw:name="f48" draw:formula="?f21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43"/>
            <draw:equation draw:name="f64" draw:formula="sqrt(?f60 * ?f60 + ?f63 * ?f63 + 0 * 0)"/>
            <draw:equation draw:name="f65" draw:formula="?f31 * ?f43 / ?f64"/>
            <draw:equation draw:name="f66" draw:formula="?f62 * ?f65"/>
            <draw:equation draw:name="f67" draw:formula="?f20 - ?f66"/>
            <draw:equation draw:name="f68" draw:formula="?f59 * ?f65"/>
            <draw:equation draw:name="f69" draw:formula="?f21 - ?f68"/>
            <draw:equation draw:name="f70" draw:formula="?f67 - ?f31"/>
            <draw:equation draw:name="f71" draw:formula="?f69 - ?f43"/>
            <draw:equation draw:name="f72" draw:formula="?f67 + ?f31"/>
            <draw:equation draw:name="f73" draw:formula="?f69 + ?f43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43"/>
            <draw:equation draw:name="f83" draw:formula="sqrt(?f79 * ?f79 + ?f82 * ?f82 + 0 * 0)"/>
            <draw:equation draw:name="f84" draw:formula="?f31 * ?f43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0, ?f70)"/>
            <draw:equation draw:name="f90" draw:formula="if(?f53, ?f21, ?f71)"/>
            <draw:equation draw:name="f91" draw:formula="if(?f53, ?f20, ?f72)"/>
            <draw:equation draw:name="f92" draw:formula="if(?f53, ?f21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43"/>
            <draw:equation draw:name="f111" draw:formula="sqrt(?f107 * ?f107 + ?f110 * ?f110 + 0 * 0)"/>
            <draw:equation draw:name="f112" draw:formula="?f31 * ?f43 / ?f111"/>
            <draw:equation draw:name="f113" draw:formula="?f109 * ?f112"/>
            <draw:equation draw:name="f114" draw:formula="?f27 - ?f113"/>
            <draw:equation draw:name="f115" draw:formula="?f106 * ?f112"/>
            <draw:equation draw:name="f116" draw:formula="?f42 - ?f115"/>
            <draw:equation draw:name="f117" draw:formula="?f114 - ?f31"/>
            <draw:equation draw:name="f118" draw:formula="?f116 - ?f43"/>
            <draw:equation draw:name="f119" draw:formula="?f114 + ?f31"/>
            <draw:equation draw:name="f120" draw:formula="?f116 + ?f43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43"/>
            <draw:equation draw:name="f130" draw:formula="sqrt(?f126 * ?f126 + ?f129 * ?f129 + 0 * 0)"/>
            <draw:equation draw:name="f131" draw:formula="?f31 * ?f43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7, ?f117)"/>
            <draw:equation draw:name="f137" draw:formula="if(?f100, ?f42, ?f118)"/>
            <draw:equation draw:name="f138" draw:formula="if(?f100, ?f27, ?f119)"/>
            <draw:equation draw:name="f139" draw:formula="if(?f100, ?f42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43"/>
            <draw:equation draw:name="f149" draw:formula="?f145 + ?f31"/>
            <draw:equation draw:name="f150" draw:formula="?f146 + ?f43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43"/>
            <draw:equation draw:name="f160" draw:formula="sqrt(?f156 * ?f156 + ?f159 * ?f159 + 0 * 0)"/>
            <draw:equation draw:name="f161" draw:formula="?f31 * ?f43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43"/>
            <draw:equation draw:name="f184" draw:formula="sqrt(?f180 * ?f180 + ?f183 * ?f183 + 0 * 0)"/>
            <draw:equation draw:name="f185" draw:formula="?f31 * ?f43 / ?f184"/>
            <draw:equation draw:name="f186" draw:formula="?f182 * ?f185"/>
            <draw:equation draw:name="f187" draw:formula="?f27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43"/>
            <draw:equation draw:name="f192" draw:formula="?f187 + ?f31"/>
            <draw:equation draw:name="f193" draw:formula="?f189 + ?f43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43"/>
            <draw:equation draw:name="f203" draw:formula="sqrt(?f199 * ?f199 + ?f202 * ?f202 + 0 * 0)"/>
            <draw:equation draw:name="f204" draw:formula="?f31 * ?f43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7, ?f190)"/>
            <draw:equation draw:name="f210" draw:formula="if(?f53, ?f32, ?f191)"/>
            <draw:equation draw:name="f211" draw:formula="if(?f53, ?f27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frame draw:id="id74" draw:style-name="a743" draw:name="ZoneTexte 10" svg:x="2.27961in" svg:y="3.15193in" svg:width="1.28738in" svg:height="0.40391in">
          <draw:text-box>
            <text:p text:style-name="a742" text:class-names="" text:cond-style-name=""><text:span text:style-name="a740" text:class-names="">Task_BEA</text:span><text:span text:style-name="a741" text:class-names=""/></text:p>
          </draw:text-box>
          <svg:title/>
          <svg:desc/>
        </draw:frame>
        <draw:frame draw:id="id75" draw:style-name="a747" draw:name="ZoneTexte 11" svg:x="5.61629in" svg:y="1.88943in" svg:width="1.3122in" svg:height="0.40391in">
          <draw:text-box>
            <text:p text:style-name="a746" text:class-names="" text:cond-style-name=""><text:span text:style-name="a744" text:class-names="">Task_BAC</text:span><text:span text:style-name="a745" text:class-names=""/></text:p>
          </draw:text-box>
          <svg:title/>
          <svg:desc/>
        </draw:frame>
        <draw:frame draw:id="id76" draw:style-name="a750" draw:name="ZoneTexte 12" svg:x="8.48718in" svg:y="3.33609in" svg:width="1.0998in" svg:height="0.40391in">
          <draw:text-box>
            <text:p text:style-name="a749" text:class-names="" text:cond-style-name=""><text:span text:style-name="a748" text:class-names="">Task_30</text:span></text:p>
          </draw:text-box>
          <svg:title/>
          <svg:desc/>
        </draw:frame>
        <draw:frame draw:id="id77" draw:style-name="a753" draw:transform="translate(-0.22303in -0.25244in) rotate(-1.5708) translate(10.16216in 3.4489in)" draw:name="ZoneTexte 14" svg:width="0.44606in" svg:height="0.50488in">
          <draw:text-box>
            <text:p text:style-name="a752" text:class-names="" text:cond-style-name=""><text:span text:style-name="a751" text:class-names="">…</text:span></text:p>
          </draw:text-box>
          <svg:title/>
          <svg:desc/>
        </draw:frame>
        <presentation:notes draw:style-name="a759">
          <draw:page-thumbnail draw:page-number="1" svg:x="0.75in" svg:y="1.25in" svg:width="6in" svg:height="3.375in" presentation:class="page" draw:id="id78" presentation:style-name="a754" draw:name="Espace réservé de l'image des diapositives 1">
            <svg:title/>
            <svg:desc/>
          </draw:page-thumbnail>
          <draw:frame draw:id="id79" presentation:style-name="a755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80" draw:style-name="a758" draw:name="Espace réservé du numéro de diapositive 3" svg:x="4.24826in" svg:y="9.49826in" svg:width="3.25in" svg:height="0.50174in">
            <draw:text-box>
              <text:p text:style-name="a757" text:class-names="" text:cond-style-name=""><text:span text:style-name="a75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760" draw:master-page-name="Master1-Layout2-obj-Titre-et-contenu" presentation:presentation-page-layout-name="Master1-PPL2" draw:id="Slide-257">
        <draw:frame draw:id="id81" draw:style-name="a761" draw:name="Image 4" svg:x="0.75in" svg:y="0.47in" svg:width="2.33962in" svg:height="0.87512in" style:rel-width="scale" style:rel-height="scale">
          <draw:image xlink:href="media/image2.png" xlink:type="simple" xlink:show="embed" xlink:actuate="onLoad"/>
          <svg:title/>
          <svg:desc/>
        </draw:frame>
        <draw:frame draw:id="id82" draw:style-name="a762" draw:name="Image 6" svg:x="3.42903in" svg:y="0.47in" svg:width="1.63565in" svg:height="1.4377in" style:rel-width="scale" style:rel-height="scale">
          <draw:image xlink:href="media/image3.png" xlink:type="simple" xlink:show="embed" xlink:actuate="onLoad"/>
          <svg:title/>
          <svg:desc/>
        </draw:frame>
        <draw:frame draw:id="id83" draw:style-name="a763" draw:name="Encre 8" svg:x="9.01407in" svg:y="1.47935in" svg:width="0.00039in" svg:height="0.00039in" style:rel-width="scale" style:rel-height="scale">
          <draw:image xlink:href="media/image4.png" xlink:type="simple" xlink:show="embed" xlink:actuate="onLoad"/>
          <svg:title/>
          <svg:desc/>
        </draw:frame>
        <draw:frame draw:id="id84" draw:style-name="a764" draw:name="Image 10" svg:x="7.03901in" svg:y="0.47in" svg:width="1.63565in" svg:height="3.04527in" style:rel-width="scale" style:rel-height="scale">
          <draw:image xlink:href="media/image5.png" xlink:type="simple" xlink:show="embed" xlink:actuate="onLoad"/>
          <svg:title/>
          <svg:desc/>
        </draw:frame>
        <draw:frame draw:id="id85" draw:style-name="a765" draw:name="Encre 12" svg:x="5.08966in" svg:y="0.58998in" svg:width="1.97402in" svg:height="1.0563in" style:rel-width="scale" style:rel-height="scale">
          <draw:image xlink:href="media/image6.png" xlink:type="simple" xlink:show="embed" xlink:actuate="onLoad"/>
          <svg:title/>
          <svg:desc/>
        </draw:frame>
        <draw:frame draw:id="id86" draw:style-name="a766" draw:name="Image 14" svg:x="9.26761in" svg:y="0.47in" svg:width="2.13551in" svg:height="1.38365in" style:rel-width="scale" style:rel-height="scale">
          <draw:image xlink:href="media/image7.png" xlink:type="simple" xlink:show="embed" xlink:actuate="onLoad"/>
          <svg:title/>
          <svg:desc/>
        </draw:frame>
        <draw:frame draw:id="id87" draw:style-name="a767" draw:name="Image 16" svg:x="9.26761in" svg:y="1.92095in" svg:width="2.83376in" svg:height="1.58052in" style:rel-width="scale" style:rel-height="scale">
          <draw:image xlink:href="media/image8.png" xlink:type="simple" xlink:show="embed" xlink:actuate="onLoad"/>
          <svg:title/>
          <svg:desc/>
        </draw:frame>
        <draw:frame draw:id="id88" draw:style-name="a768" draw:name="Image 21" svg:x="7.0763in" svg:y="4.07079in" svg:width="1.93777in" svg:height="2.09404in" style:rel-width="scale" style:rel-height="scale">
          <draw:image xlink:href="media/image9.png" xlink:type="simple" xlink:show="embed" xlink:actuate="onLoad"/>
          <svg:title/>
          <svg:desc/>
        </draw:frame>
        <draw:frame draw:id="id89" draw:style-name="a769" draw:name="Image 24" svg:x="10.64971in" svg:y="3.7086in" svg:width="1.01988in" svg:height="1.07815in" style:rel-width="scale" style:rel-height="scale">
          <draw:image xlink:href="media/image10.png" xlink:type="simple" xlink:show="embed" xlink:actuate="onLoad"/>
          <svg:title/>
          <svg:desc/>
        </draw:frame>
        <draw:frame draw:id="id90" draw:style-name="a770" draw:name="Encre 25" svg:x="9.05186in" svg:y="4.1688in" svg:width="1.55591in" svg:height="0.09646in" style:rel-width="scale" style:rel-height="scale">
          <draw:image xlink:href="media/image11.png" xlink:type="simple" xlink:show="embed" xlink:actuate="onLoad"/>
          <svg:title/>
          <svg:desc/>
        </draw:frame>
        <draw:frame draw:id="id91" draw:style-name="a771" draw:name="Image 27" svg:x="10.67469in" svg:y="5.0628in" svg:width="1.07384in" svg:height="0.91453in" style:rel-width="scale" style:rel-height="scale">
          <draw:image xlink:href="media/image12.png" xlink:type="simple" xlink:show="embed" xlink:actuate="onLoad"/>
          <svg:title/>
          <svg:desc/>
        </draw:frame>
        <draw:frame draw:id="id92" draw:style-name="a772" draw:name="Encre 28" svg:x="9.03296in" svg:y="4.69715in" svg:width="1.6126in" svg:height="0.76575in" style:rel-width="scale" style:rel-height="scale">
          <draw:image xlink:href="media/image13.png" xlink:type="simple" xlink:show="embed" xlink:actuate="onLoad"/>
          <svg:title/>
          <svg:desc/>
        </draw:frame>
        <draw:frame draw:id="id93" draw:style-name="a773" draw:name="Image 30" svg:x="10.67469in" svg:y="6.40897in" svg:width="1.14076in" svg:height="0.89933in" style:rel-width="scale" style:rel-height="scale">
          <draw:image xlink:href="media/image14.png" xlink:type="simple" xlink:show="embed" xlink:actuate="onLoad"/>
          <svg:title/>
          <svg:desc/>
        </draw:frame>
        <draw:frame draw:id="id94" draw:style-name="a774" draw:name="Encre 31" svg:x="9.02351in" svg:y="5.24479in" svg:width="1.58425in" svg:height="1.59528in" style:rel-width="scale" style:rel-height="scale">
          <draw:image xlink:href="media/image15.png" xlink:type="simple" xlink:show="embed" xlink:actuate="onLoad"/>
          <svg:title/>
          <svg:desc/>
        </draw:frame>
        <draw:frame draw:id="id95" draw:style-name="a775" draw:name="Image 33" svg:x="3.01678in" svg:y="4.27223in" svg:width="1.93777in" svg:height="2.11488in" style:rel-width="scale" style:rel-height="scale">
          <draw:image xlink:href="media/image16.png" xlink:type="simple" xlink:show="embed" xlink:actuate="onLoad"/>
          <svg:title/>
          <svg:desc/>
        </draw:frame>
        <draw:frame draw:id="id96" draw:style-name="a776" draw:name="Encre 35" svg:x="3.11801in" svg:y="0.51715in" svg:width="0.29134in" svg:height="0.58543in" style:rel-width="scale" style:rel-height="scale">
          <draw:image xlink:href="media/image17.png" xlink:type="simple" xlink:show="embed" xlink:actuate="onLoad"/>
          <svg:title/>
          <svg:desc/>
        </draw:frame>
        <draw:g draw:name="Groupe 38" draw:id="id97">
          <svg:title/>
          <svg:desc/>
          <draw:frame draw:id="id100" draw:style-name="a779" draw:name="Encre 36" svg:x="8.7121in" svg:y="0.52581in" svg:width="0.49055in" svg:height="0.53937in" style:rel-width="scale" style:rel-height="scale">
            <draw:image xlink:href="media/image18.png" xlink:type="simple" xlink:show="embed" xlink:actuate="onLoad"/>
            <svg:title/>
            <svg:desc/>
          </draw:frame>
          <draw:frame draw:id="id101" draw:style-name="a780" draw:name="Encre 37" svg:x="8.6932in" svg:y="0.87542in" svg:width="0.55433in" svg:height="1.75709in" style:rel-width="scale" style:rel-height="scale">
            <draw:image xlink:href="media/image19.png" xlink:type="simple" xlink:show="embed" xlink:actuate="onLoad"/>
            <svg:title/>
            <svg:desc/>
          </draw:frame>
        </draw:g>
        <draw:frame draw:id="id98" draw:style-name="a777" draw:name="Encre 39" svg:x="5.08966in" svg:y="1.08329in" svg:width="1.95197in" svg:height="4.05984in" style:rel-width="scale" style:rel-height="scale">
          <draw:image xlink:href="media/image20.png" xlink:type="simple" xlink:show="embed" xlink:actuate="onLoad"/>
          <svg:title/>
          <svg:desc/>
        </draw:frame>
        <draw:frame draw:id="id99" draw:style-name="a778" draw:name="Encre 41" svg:x="3.96604in" svg:y="1.62069in" svg:width="1.45591in" svg:height="2.6126in" style:rel-width="scale" style:rel-height="scale">
          <draw:image xlink:href="media/image2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389in" svg:stroke-color="#000000" svg:stroke-opacity="100%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presentation" style:name="a641">
      <style:graphic-properties draw:fill="none" draw:stroke="solid" svg:stroke-width="0.01389in" svg:stroke-color="#000000" svg:stroke-opacity="100%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389in" svg:stroke-color="#000000" svg:stroke-opacity="100%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Espace réservé de la date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4.05.2024</text:date></text:span></text:p>
        </draw:text-box>
        <svg:title/>
        <svg:desc/>
      </draw:frame>
      <draw:frame draw:id="id3" presentation:style-name="a28" draw:name="Espace réservé du pied de page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Espace réservé du numéro de diapositive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Espace réservé de l'en-tête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Espace réservé de la date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24.05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Espace réservé de l'image des diapositives 3">
          <svg:title/>
          <svg:desc/>
        </draw:page-thumbnail>
        <draw:frame draw:id="id8" presentation:style-name="a55" draw:name="Espace réservé des notes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Cliquez pour modifier les styles du texte du masque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Deuxième niveau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Cinquième niveau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Espace réservé du pied de page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Espace réservé du numéro de diapositive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3">
      <draw:frame draw:id="id11" presentation:style-name="a67" draw:name="Titr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4" text:class-names="">Modifiez le style du titre</text:span><text:span text:style-name="a65" text:class-names=""/></text:p>
        </draw:text-box>
        <svg:title/>
        <svg:desc/>
      </draw:frame>
      <draw:frame draw:id="id12" presentation:style-name="a71" draw:name="Sous-titre 2" svg:x="1.66667in" svg:y="3.93924in" svg:width="10in" svg:height="1.81076in" presentation:class="subtitle" presentation:placeholder="false">
        <draw:text-box>
          <text:p text:style-name="a70" text:class-names="" text:cond-style-name=""><text:span text:style-name="a68" text:class-names="">Modifiez le style des sous-titres du masque</text:span><text:span text:style-name="a69" text:class-names=""/></text:p>
        </draw:text-box>
        <svg:title/>
        <svg:desc/>
      </draw:frame>
      <draw:frame draw:id="id13" presentation:style-name="a75" draw:name="Espace réservé de la date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24.05.2024</text:date></text:span></text:p>
        </draw:text-box>
        <svg:title/>
        <svg:desc/>
      </draw:frame>
      <draw:frame draw:id="id14" presentation:style-name="a78" draw:name="Espace réservé du pied de page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1" draw:name="Espace réservé du numéro de diapositive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4" draw:name="Espace réservé de l'en-tête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Espace réservé de la date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24.05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Espace réservé de l'image des diapositives 3">
          <svg:title/>
          <svg:desc/>
        </draw:page-thumbnail>
        <draw:frame draw:id="id8" presentation:style-name="a105" draw:name="Espace réservé des notes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Cliquez pour modifier les styles du texte du masque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Deuxième niveau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Cinquième niveau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Espace réservé du pied de page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Espace réservé du numéro de diapositive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13">
      <draw:frame draw:id="id16" presentation:style-name="a117" draw:name="Titre 1" svg:x="0.91667in" svg:y="0.39931in" svg:width="11.5in" svg:height="1.44965in" presentation:class="title" presentation:placeholder="false">
        <draw:text-box>
          <text:p text:style-name="a116" text:class-names="" text:cond-style-name=""><text:span text:style-name="a114" text:class-names="">Modifiez le style du titre</text:span><text:span text:style-name="a115" text:class-names=""/></text:p>
        </draw:text-box>
        <svg:title/>
        <svg:desc/>
      </draw:frame>
      <draw:frame draw:id="id17" presentation:style-name="a134" draw:name="Espace réservé du contenu 2" svg:x="0.91667in" svg:y="1.99653in" svg:width="11.5in" svg:height="4.7586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quez pour modifier les styles du texte du masque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Deuxième niveau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Cinquième niveau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Espace réservé de la date 3" svg:x="0.91667in" svg:y="6.95139in" svg:width="3in" svg:height="0.39931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24.05.2024</text:date></text:span></text:p>
        </draw:text-box>
        <svg:title/>
        <svg:desc/>
      </draw:frame>
      <draw:frame draw:id="id19" presentation:style-name="a141" draw:name="Espace réservé du pied de page 4" svg:x="4.41667in" svg:y="6.95139in" svg:width="4.5in" svg:height="0.39931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0" presentation:style-name="a144" draw:name="Espace réservé du numéro de diapositive 5" svg:x="9.41667in" svg:y="6.95139in" svg:width="3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7" draw:name="Espace réservé de l'en-tête 1" svg:x="0in" svg:y="0in" svg:width="3.25in" svg:height="0.5017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Espace réservé de la date 2" svg:x="4.24826in" svg:y="0in" svg:width="3.25in" svg:height="0.5017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24.05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2" draw:name="Espace réservé de l'image des diapositives 3">
          <svg:title/>
          <svg:desc/>
        </draw:page-thumbnail>
        <draw:frame draw:id="id8" presentation:style-name="a168" draw:name="Espace réservé des notes 4" svg:x="0.75in" svg:y="4.8125in" svg:width="6in" svg:height="3.9375in" presentation:class="notes" presentation:placeholder="false">
          <draw:text-box>
            <text:p text:style-name="a154" text:class-names="" text:cond-style-name=""><text:span text:style-name="a153" text:class-names="">Cliquez pour modifier les styles du texte du masque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Deuxième niveau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Cinquième niveau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Espace réservé du pied de page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Espace réservé du numéro de diapositive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76">
      <draw:frame draw:id="id21" presentation:style-name="a180" draw:name="Titre 1" svg:x="0.90972in" svg:y="1.86979in" svg:width="11.5in" svg:height="3.11979in" presentation:class="title" presentation:placeholder="false">
        <draw:text-box>
          <text:p text:style-name="a179" text:class-names="" text:cond-style-name=""><text:span text:style-name="a177" text:class-names="">Modifiez le style du titre</text:span><text:span text:style-name="a178" text:class-names=""/></text:p>
        </draw:text-box>
        <svg:title/>
        <svg:desc/>
      </draw:frame>
      <draw:frame draw:id="id22" presentation:style-name="a184" draw:name="Espace réservé du texte 2" svg:x="0.90972in" svg:y="5.0191in" svg:width="11.5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88" draw:name="Espace réservé de la date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4.05.2024</text:date></text:span></text:p>
        </draw:text-box>
        <svg:title/>
        <svg:desc/>
      </draw:frame>
      <draw:frame draw:id="id24" presentation:style-name="a191" draw:name="Espace réservé du pied de page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25" presentation:style-name="a194" draw:name="Espace réservé du numéro de diapositive 5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5" presentation:style-name="a197" draw:name="Espace réservé de l'en-tête 1" svg:x="0in" svg:y="0in" svg:width="3.25in" svg:height="0.5017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6" presentation:style-name="a201" draw:name="Espace réservé de la date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>24.05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Espace réservé de l'image des diapositives 3">
          <svg:title/>
          <svg:desc/>
        </draw:page-thumbnail>
        <draw:frame draw:id="id8" presentation:style-name="a218" draw:name="Espace réservé des notes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Cliquez pour modifier les styles du texte du masque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Deuxième niveau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Cinquième niveau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Espace réservé du pied de page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Espace réservé du numéro de diapositive 6" svg:x="4.24826in" svg:y="9.49826in" svg:width="3.25in" svg:height="0.5017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26">
      <draw:frame draw:id="id26" presentation:style-name="a230" draw:name="Titre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7" text:class-names="">Modifiez le style du titre</text:span><text:span text:style-name="a228" text:class-names=""/></text:p>
        </draw:text-box>
        <svg:title/>
        <svg:desc/>
      </draw:frame>
      <draw:frame draw:id="id27" presentation:style-name="a247" draw:name="Espace réservé du contenu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quez pour modifier les styles du texte du masque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Deuxième niveau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Cinquième niveau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4" draw:name="Espace réservé du contenu 3" svg:x="6.75in" svg:y="1.99653in" svg:width="5.66667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quez pour modifier les styles du texte du masque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Deuxième niveau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Cinquième niveau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8" draw:name="Espace réservé de la date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4.05.2024</text:date></text:span></text:p>
        </draw:text-box>
        <svg:title/>
        <svg:desc/>
      </draw:frame>
      <draw:frame draw:id="id30" presentation:style-name="a271" draw:name="Espace réservé du pied de page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1" presentation:style-name="a274" draw:name="Espace réservé du numéro de diapositive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7" draw:name="Espace réservé de l'en-tête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Espace réservé de la date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24.05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2" draw:name="Espace réservé de l'image des diapositives 3">
          <svg:title/>
          <svg:desc/>
        </draw:page-thumbnail>
        <draw:frame draw:id="id8" presentation:style-name="a298" draw:name="Espace réservé des notes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Cliquez pour modifier les styles du texte du masque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Deuxième niveau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Cinquième niveau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Espace réservé du pied de page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Espace réservé du numéro de diapositive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06">
      <draw:frame draw:id="id32" presentation:style-name="a310" draw:name="Titre 1" svg:x="0.9184in" svg:y="0.39931in" svg:width="11.5in" svg:height="1.44965in" presentation:class="title" presentation:placeholder="false">
        <draw:text-box>
          <text:p text:style-name="a309" text:class-names="" text:cond-style-name=""><text:span text:style-name="a307" text:class-names="">Modifiez le style du titre</text:span><text:span text:style-name="a308" text:class-names=""/></text:p>
        </draw:text-box>
        <svg:title/>
        <svg:desc/>
      </draw:frame>
      <draw:frame draw:id="id33" presentation:style-name="a314" draw:name="Espace réservé du texte 2" svg:x="0.9184in" svg:y="1.83854in" svg:width="5.64062in" svg:height="0.9010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331" draw:name="Espace réservé du contenu 3" svg:x="0.9184in" svg:y="2.73958in" svg:width="5.64062in" svg:height="4.02951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quez pour modifier les styles du texte du masque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Deuxième niveau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Cinquième niveau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5" draw:name="Espace réservé du texte 4" svg:x="6.75in" svg:y="1.83854in" svg:width="5.6684in" svg:height="0.90104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352" draw:name="Espace réservé du contenu 5" svg:x="6.75in" svg:y="2.73958in" svg:width="5.6684in" svg:height="4.0295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quez pour modifier les styles du texte du masque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Deuxième niveau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Cinquième niveau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6" draw:name="Espace réservé de la date 6" svg:x="0.91667in" svg:y="6.95139in" svg:width="3in" svg:height="0.39931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24.05.2024</text:date></text:span></text:p>
        </draw:text-box>
        <svg:title/>
        <svg:desc/>
      </draw:frame>
      <draw:frame draw:id="id38" presentation:style-name="a359" draw:name="Espace réservé du pied de page 7" svg:x="4.41667in" svg:y="6.95139in" svg:width="4.5in" svg:height="0.3993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39" presentation:style-name="a362" draw:name="Espace réservé du numéro de diapositive 8" svg:x="9.41667in" svg:y="6.95139in" svg:width="3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5" presentation:style-name="a365" draw:name="Espace réservé de l'en-tête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69" draw:name="Espace réservé de la date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24.05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0" draw:name="Espace réservé de l'image des diapositives 3">
          <svg:title/>
          <svg:desc/>
        </draw:page-thumbnail>
        <draw:frame draw:id="id8" presentation:style-name="a386" draw:name="Espace réservé des notes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Cliquez pour modifier les styles du texte du masque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Deuxième niveau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Cinquième niveau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Espace réservé du pied de page 5" svg:x="0in" svg:y="9.49826in" svg:width="3.25in" svg:height="0.5017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2" draw:name="Espace réservé du numéro de diapositive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94">
      <draw:frame draw:id="id40" presentation:style-name="a398" draw:name="Titre 1" svg:x="0.91667in" svg:y="0.39931in" svg:width="11.5in" svg:height="1.44965in" presentation:class="title" presentation:placeholder="false">
        <draw:text-box>
          <text:p text:style-name="a397" text:class-names="" text:cond-style-name=""><text:span text:style-name="a395" text:class-names="">Modifiez le style du titre</text:span><text:span text:style-name="a396" text:class-names=""/></text:p>
        </draw:text-box>
        <svg:title/>
        <svg:desc/>
      </draw:frame>
      <draw:frame draw:id="id41" presentation:style-name="a402" draw:name="Espace réservé de la date 2" svg:x="0.91667in" svg:y="6.95139in" svg:width="3in" svg:height="0.39931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24.05.2024</text:date></text:span></text:p>
        </draw:text-box>
        <svg:title/>
        <svg:desc/>
      </draw:frame>
      <draw:frame draw:id="id42" presentation:style-name="a405" draw:name="Espace réservé du pied de page 3" svg:x="4.41667in" svg:y="6.95139in" svg:width="4.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43" presentation:style-name="a408" draw:name="Espace réservé du numéro de diapositive 4" svg:x="9.41667in" svg:y="6.95139in" svg:width="3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11" draw:name="Espace réservé de l'en-tête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5" draw:name="Espace réservé de la date 2" svg:x="4.24826in" svg:y="0in" svg:width="3.25in" svg:height="0.5017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24.05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6" draw:name="Espace réservé de l'image des diapositives 3">
          <svg:title/>
          <svg:desc/>
        </draw:page-thumbnail>
        <draw:frame draw:id="id8" presentation:style-name="a432" draw:name="Espace réservé des notes 4" svg:x="0.75in" svg:y="4.8125in" svg:width="6in" svg:height="3.9375in" presentation:class="notes" presentation:placeholder="false">
          <draw:text-box>
            <text:p text:style-name="a418" text:class-names="" text:cond-style-name=""><text:span text:style-name="a417" text:class-names="">Cliquez pour modifier les styles du texte du masque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Deuxième niveau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Cinquième niveau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Espace réservé du pied de page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Espace réservé du numéro de diapositive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440">
      <draw:frame draw:id="id44" presentation:style-name="a444" draw:name="Espace réservé de la date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24.05.2024</text:date></text:span></text:p>
        </draw:text-box>
        <svg:title/>
        <svg:desc/>
      </draw:frame>
      <draw:frame draw:id="id45" presentation:style-name="a447" draw:name="Espace réservé du pied de page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Espace réservé du numéro de diapositive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5" presentation:style-name="a453" draw:name="Espace réservé de l'en-tête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7" draw:name="Espace réservé de la date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24.05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8" draw:name="Espace réservé de l'image des diapositives 3">
          <svg:title/>
          <svg:desc/>
        </draw:page-thumbnail>
        <draw:frame draw:id="id8" presentation:style-name="a474" draw:name="Espace réservé des notes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Cliquez pour modifier les styles du texte du masque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Deuxième niveau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Cinquième niveau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Espace réservé du pied de page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Espace réservé du numéro de diapositive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82">
      <draw:frame draw:id="id47" presentation:style-name="a486" draw:name="Titre 1" svg:x="0.9184in" svg:y="0.5in" svg:width="4.30035in" svg:height="1.75in" presentation:class="title" presentation:placeholder="false">
        <draw:text-box>
          <text:p text:style-name="a485" text:class-names="" text:cond-style-name=""><text:span text:style-name="a483" text:class-names="">Modifiez le style du titre</text:span><text:span text:style-name="a484" text:class-names=""/></text:p>
        </draw:text-box>
        <svg:title/>
        <svg:desc/>
      </draw:frame>
      <draw:frame draw:id="id48" presentation:style-name="a503" draw:name="Espace réservé du contenu 2" svg:x="5.6684in" svg:y="1.07986in" svg:width="6.75in" svg:height="5.3298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quez pour modifier les styles du texte du masque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Deuxième niveau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Cinquième niveau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Espace réservé du texte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511" draw:name="Espace réservé de la date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24.05.2024</text:date></text:span></text:p>
        </draw:text-box>
        <svg:title/>
        <svg:desc/>
      </draw:frame>
      <draw:frame draw:id="id51" presentation:style-name="a514" draw:name="Espace réservé du pied de page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Espace réservé du numéro de diapositive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5" presentation:style-name="a520" draw:name="Espace réservé de l'en-tête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4" draw:name="Espace réservé de la date 2" svg:x="4.24826in" svg:y="0in" svg:width="3.25in" svg:height="0.5017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24.05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5" draw:name="Espace réservé de l'image des diapositives 3">
          <svg:title/>
          <svg:desc/>
        </draw:page-thumbnail>
        <draw:frame draw:id="id8" presentation:style-name="a541" draw:name="Espace réservé des notes 4" svg:x="0.75in" svg:y="4.8125in" svg:width="6in" svg:height="3.9375in" presentation:class="notes" presentation:placeholder="false">
          <draw:text-box>
            <text:p text:style-name="a527" text:class-names="" text:cond-style-name=""><text:span text:style-name="a526" text:class-names="">Cliquez pour modifier les styles du texte du masque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Deuxième niveau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Cinquième niveau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4" draw:name="Espace réservé du pied de page 5" svg:x="0in" svg:y="9.49826in" svg:width="3.25in" svg:height="0.5017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Espace réservé du numéro de diapositive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49">
      <draw:frame draw:id="id53" presentation:style-name="a553" draw:name="Titre 1" svg:x="0.9184in" svg:y="0.5in" svg:width="4.30035in" svg:height="1.75in" presentation:class="title" presentation:placeholder="false">
        <draw:text-box>
          <text:p text:style-name="a552" text:class-names="" text:cond-style-name=""><text:span text:style-name="a550" text:class-names="">Modifiez le style du titre</text:span><text:span text:style-name="a551" text:class-names=""/></text:p>
        </draw:text-box>
        <svg:title/>
        <svg:desc/>
      </draw:frame>
      <draw:frame draw:id="id54" presentation:style-name="a556" draw:name="Espace réservé pour une image  2" svg:x="5.6684in" svg:y="1.07986in" svg:width="6.75in" svg:height="5.32986in" presentation:class="graphic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5" presentation:style-name="a560" draw:name="Espace réservé du texte 3" svg:x="0.9184in" svg:y="2.25in" svg:width="4.30035in" svg:height="4.1684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564" draw:name="Espace réservé de la date 4" svg:x="0.91667in" svg:y="6.95139in" svg:width="3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24.05.2024</text:date></text:span></text:p>
        </draw:text-box>
        <svg:title/>
        <svg:desc/>
      </draw:frame>
      <draw:frame draw:id="id57" presentation:style-name="a567" draw:name="Espace réservé du pied de page 5" svg:x="4.41667in" svg:y="6.95139in" svg:width="4.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58" presentation:style-name="a570" draw:name="Espace réservé du numéro de diapositive 6" svg:x="9.41667in" svg:y="6.95139in" svg:width="3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frame draw:id="id5" presentation:style-name="a573" draw:name="Espace réservé de l'en-tête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6" presentation:style-name="a577" draw:name="Espace réservé de la date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24.05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8" draw:name="Espace réservé de l'image des diapositives 3">
          <svg:title/>
          <svg:desc/>
        </draw:page-thumbnail>
        <draw:frame draw:id="id8" presentation:style-name="a594" draw:name="Espace réservé des notes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Cliquez pour modifier les styles du texte du masque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Deuxième niveau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Cinquième niveau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7" draw:name="Espace réservé du pied de page 5" svg:x="0in" svg:y="9.49826in" svg:width="3.25in" svg:height="0.5017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Espace réservé du numéro de diapositive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602">
      <draw:frame draw:id="id59" presentation:style-name="a606" draw:name="Titre 1" svg:x="0.91667in" svg:y="0.39931in" svg:width="11.5in" svg:height="1.44965in" presentation:class="title" presentation:placeholder="false">
        <draw:text-box>
          <text:p text:style-name="a605" text:class-names="" text:cond-style-name=""><text:span text:style-name="a603" text:class-names="">Modifiez le style du titre</text:span><text:span text:style-name="a604" text:class-names=""/></text:p>
        </draw:text-box>
        <svg:title/>
        <svg:desc/>
      </draw:frame>
      <draw:frame draw:id="id60" presentation:style-name="a623" draw:name="Espace réservé du texte vertical 2" svg:x="0.91667in" svg:y="1.99653in" svg:width="11.5in" svg:height="4.75868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quez pour modifier les styles du texte du masque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Deuxième niveau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9" text:class-names="">Cinquième niveau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7" draw:name="Espace réservé de la date 3" svg:x="0.91667in" svg:y="6.95139in" svg:width="3in" svg:height="0.39931in" presentation:class="date-time" presentation:placeholder="false">
        <draw:text-box>
          <text:p text:style-name="a626" text:class-names="" text:cond-style-name=""><text:span text:style-name="a624" text:class-names=""><text:date text:fixed="false" style:data-style-name="a625">24.05.2024</text:date></text:span></text:p>
        </draw:text-box>
        <svg:title/>
        <svg:desc/>
      </draw:frame>
      <draw:frame draw:id="id62" presentation:style-name="a630" draw:name="Espace réservé du pied de page 4" svg:x="4.41667in" svg:y="6.95139in" svg:width="4.5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63" presentation:style-name="a633" draw:name="Espace réservé du numéro de diapositive 5" svg:x="9.41667in" svg:y="6.95139in" svg:width="3in" svg:height="0.39931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4">
        <draw:frame draw:id="id5" presentation:style-name="a636" draw:name="Espace réservé de l'en-tête 1" svg:x="0in" svg:y="0in" svg:width="3.25in" svg:height="0.5017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6" presentation:style-name="a640" draw:name="Espace réservé de la date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7" text:class-names=""><text:date text:fixed="false" style:data-style-name="a638">24.05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1" draw:name="Espace réservé de l'image des diapositives 3">
          <svg:title/>
          <svg:desc/>
        </draw:page-thumbnail>
        <draw:frame draw:id="id8" presentation:style-name="a657" draw:name="Espace réservé des notes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Cliquez pour modifier les styles du texte du masque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Deuxième niveau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Cinquième niveau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0" draw:name="Espace réservé du pied de page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" presentation:style-name="a663" draw:name="Espace réservé du numéro de diapositive 6" svg:x="4.24826in" svg:y="9.49826in" svg:width="3.25in" svg:height="0.50174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665">
      <draw:frame draw:id="id64" presentation:style-name="a669" draw:name="Titre vertical 1" svg:x="9.54167in" svg:y="0.39931in" svg:width="2.875in" svg:height="6.3559in" presentation:class="title" presentation:placeholder="false">
        <draw:text-box>
          <text:p text:style-name="a668" text:class-names="" text:cond-style-name=""><text:span text:style-name="a666" text:class-names="">Modifiez le style du titre</text:span><text:span text:style-name="a667" text:class-names=""/></text:p>
        </draw:text-box>
        <svg:title/>
        <svg:desc/>
      </draw:frame>
      <draw:frame draw:id="id65" presentation:style-name="a686" draw:name="Espace réservé du texte vertical 2" svg:x="0.91667in" svg:y="0.39931in" svg:width="8.45833in" svg:height="6.3559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Cliquez pour modifier les styles du texte du masque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Deuxième niveau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Cinquième niveau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0" draw:name="Espace réservé de la date 3" svg:x="0.91667in" svg:y="6.95139in" svg:width="3in" svg:height="0.39931in" presentation:class="date-time" presentation:placeholder="false">
        <draw:text-box>
          <text:p text:style-name="a689" text:class-names="" text:cond-style-name=""><text:span text:style-name="a687" text:class-names=""><text:date text:fixed="false" style:data-style-name="a688">24.05.2024</text:date></text:span></text:p>
        </draw:text-box>
        <svg:title/>
        <svg:desc/>
      </draw:frame>
      <draw:frame draw:id="id67" presentation:style-name="a693" draw:name="Espace réservé du pied de page 4" svg:x="4.41667in" svg:y="6.95139in" svg:width="4.5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68" presentation:style-name="a696" draw:name="Espace réservé du numéro de diapositive 5" svg:x="9.41667in" svg:y="6.95139in" svg:width="3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27">
        <draw:frame draw:id="id5" presentation:style-name="a699" draw:name="Espace réservé de l'en-tête 1" svg:x="0in" svg:y="0in" svg:width="3.25in" svg:height="0.5017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6" presentation:style-name="a703" draw:name="Espace réservé de la date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>24.05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4" draw:name="Espace réservé de l'image des diapositives 3">
          <svg:title/>
          <svg:desc/>
        </draw:page-thumbnail>
        <draw:frame draw:id="id8" presentation:style-name="a720" draw:name="Espace réservé des notes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Cliquez pour modifier les styles du texte du masque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Deuxième niveau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Cinquième niveau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3" draw:name="Espace réservé du pied de page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0" presentation:style-name="a726" draw:name="Espace réservé du numéro de diapositive 6" svg:x="4.24826in" svg:y="9.49826in" svg:width="3.25in" svg:height="0.50174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Présentation PowerPoint</dc:title>
    <meta:initial-creator>Pierre Maillard</meta:initial-creator>
    <dc:creator>Pierre Maillard</dc:creator>
    <meta:creation-date>2024-05-24T08:23:57Z</meta:creation-date>
    <dc:date>2024-05-24T08:47:02Z</dc:date>
    <meta:editing-cycles>1</meta:editing-cycles>
    <meta:editing-duration>PT1264S</meta:editing-duration>
    <meta:document-statistic meta:paragraph-count="5" meta:word-count="11"/>
  </office:meta>
</office:document-meta>
</file>